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4.25mm"/>
    </style:style>
    <style:style style:name="co3" style:family="table-column">
      <style:table-column-properties fo:break-before="auto" style:column-width="11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66cc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66cc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GHTLOG" table:style-name="ta1">
        <table:shapes>
          <draw:frame draw:z-index="0" draw:style-name="gr1" draw:text-style-name="P1" svg:width="292.67mm" svg:height="173.1mm" svg:x="82.23mm" svg:y="8.78mm">
            <loext:p draw:notify-on-update-of-ranges="LIGHTLOG.A2:LIGHTLOG.B2 LIGHTLOG.A3:LIGHTLOG.B195 LIGHTLOG.C2:LIGHTLOG.C2 LIGHTLOG.C3:LIGHTLOG.C1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Hour</text:p>
          </table:table-cell>
          <table:table-cell table:style-name="ce4" office:value-type="string" calcext:value-type="string">
            <text:p>Lux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4:42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4:51</text:p>
          </table:table-cell>
          <table:table-cell table:style-name="ce5" office:value-type="float" office:value="165" calcext:value-type="float">
            <text:p>16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5:1</text:p>
          </table:table-cell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5:11</text:p>
          </table:table-cell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5:21</text:p>
          </table:table-cell>
          <table:table-cell table:style-name="ce5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5:30</text:p>
          </table:table-cell>
          <table:table-cell table:style-name="ce5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5:40</text:p>
          </table:table-cell>
          <table:table-cell table:style-name="ce5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5:50</text:p>
          </table:table-cell>
          <table:table-cell table:style-name="ce5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6:0</text:p>
          </table:table-cell>
          <table:table-cell table:style-name="ce5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6:9</text:p>
          </table:table-cell>
          <table:table-cell table:style-name="ce5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6:19</text:p>
          </table:table-cell>
          <table:table-cell table:style-name="ce5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6:29</text:p>
          </table:table-cell>
          <table:table-cell table:style-name="ce5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6:38</text:p>
          </table:table-cell>
          <table:table-cell table:style-name="ce5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6:48</text:p>
          </table:table-cell>
          <table:table-cell table:style-name="ce5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6:58</text:p>
          </table:table-cell>
          <table:table-cell table:style-name="ce5" office:value-type="float" office:value="165" calcext:value-type="float">
            <text:p>16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7:8</text:p>
          </table:table-cell>
          <table:table-cell table:style-name="ce5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7:17</text:p>
          </table:table-cell>
          <table:table-cell table:style-name="ce5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7:27</text:p>
          </table:table-cell>
          <table:table-cell table:style-name="ce5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7:37</text:p>
          </table:table-cell>
          <table:table-cell table:style-name="ce5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7:47</text:p>
          </table:table-cell>
          <table:table-cell table:style-name="ce5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7:56</text:p>
          </table:table-cell>
          <table:table-cell table:style-name="ce5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8:6</text:p>
          </table:table-cell>
          <table:table-cell table:style-name="ce5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8:16</text:p>
          </table:table-cell>
          <table:table-cell table:style-name="ce5" office:value-type="float" office:value="182" calcext:value-type="float">
            <text:p>18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8:26</text:p>
          </table:table-cell>
          <table:table-cell table:style-name="ce5" office:value-type="float" office:value="181" calcext:value-type="float">
            <text:p>181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8:35</text:p>
          </table:table-cell>
          <table:table-cell table:style-name="ce5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8:45</text:p>
          </table:table-cell>
          <table:table-cell table:style-name="ce5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8:55</text:p>
          </table:table-cell>
          <table:table-cell table:style-name="ce5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9:5</text:p>
          </table:table-cell>
          <table:table-cell table:style-name="ce5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9:14</text:p>
          </table:table-cell>
          <table:table-cell table:style-name="ce5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9:24</text:p>
          </table:table-cell>
          <table:table-cell table:style-name="ce5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9:34</text:p>
          </table:table-cell>
          <table:table-cell table:style-name="ce5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9:43</text:p>
          </table:table-cell>
          <table:table-cell table:style-name="ce5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0:59:53</text:p>
          </table:table-cell>
          <table:table-cell table:style-name="ce5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0:3</text:p>
          </table:table-cell>
          <table:table-cell table:style-name="ce5" office:value-type="float" office:value="187" calcext:value-type="float">
            <text:p>18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0:13</text:p>
          </table:table-cell>
          <table:table-cell table:style-name="ce5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0:22</text:p>
          </table:table-cell>
          <table:table-cell table:style-name="ce5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0:32</text:p>
          </table:table-cell>
          <table:table-cell table:style-name="ce5" office:value-type="float" office:value="199" calcext:value-type="float">
            <text:p>199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0:42</text:p>
          </table:table-cell>
          <table:table-cell table:style-name="ce5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0:51</text:p>
          </table:table-cell>
          <table:table-cell table:style-name="ce5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:1</text:p>
          </table:table-cell>
          <table:table-cell table:style-name="ce5" office:value-type="float" office:value="172" calcext:value-type="float">
            <text:p>17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:11</text:p>
          </table:table-cell>
          <table:table-cell table:style-name="ce5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:21</text:p>
          </table:table-cell>
          <table:table-cell table:style-name="ce5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:30</text:p>
          </table:table-cell>
          <table:table-cell table:style-name="ce5" office:value-type="float" office:value="146" calcext:value-type="float">
            <text:p>146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:40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:50</text:p>
          </table:table-cell>
          <table:table-cell table:style-name="ce5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:59</text:p>
          </table:table-cell>
          <table:table-cell table:style-name="ce5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:9</text:p>
          </table:table-cell>
          <table:table-cell table:style-name="ce5" office:value-type="float" office:value="143" calcext:value-type="float">
            <text:p>143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:19</text:p>
          </table:table-cell>
          <table:table-cell table:style-name="ce5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:29</text:p>
          </table:table-cell>
          <table:table-cell table:style-name="ce5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:38</text:p>
          </table:table-cell>
          <table:table-cell table:style-name="ce5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:48</text:p>
          </table:table-cell>
          <table:table-cell table:style-name="ce5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:58</text:p>
          </table:table-cell>
          <table:table-cell table:style-name="ce5" office:value-type="float" office:value="142" calcext:value-type="float">
            <text:p>14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3:7</text:p>
          </table:table-cell>
          <table:table-cell table:style-name="ce5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3:17</text:p>
          </table:table-cell>
          <table:table-cell table:style-name="ce5" office:value-type="float" office:value="146" calcext:value-type="float">
            <text:p>146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3:27</text:p>
          </table:table-cell>
          <table:table-cell table:style-name="ce5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3:37</text:p>
          </table:table-cell>
          <table:table-cell table:style-name="ce5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3:46</text:p>
          </table:table-cell>
          <table:table-cell table:style-name="ce5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3:56</text:p>
          </table:table-cell>
          <table:table-cell table:style-name="ce5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4:6</text:p>
          </table:table-cell>
          <table:table-cell table:style-name="ce5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4:16</text:p>
          </table:table-cell>
          <table:table-cell table:style-name="ce5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4:25</text:p>
          </table:table-cell>
          <table:table-cell table:style-name="ce5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4:35</text:p>
          </table:table-cell>
          <table:table-cell table:style-name="ce5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4:45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4:54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5:4</text:p>
          </table:table-cell>
          <table:table-cell table:style-name="ce5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5:14</text:p>
          </table:table-cell>
          <table:table-cell table:style-name="ce5" office:value-type="float" office:value="142" calcext:value-type="float">
            <text:p>14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5:24</text:p>
          </table:table-cell>
          <table:table-cell table:style-name="ce5" office:value-type="float" office:value="146" calcext:value-type="float">
            <text:p>146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5:33</text:p>
          </table:table-cell>
          <table:table-cell table:style-name="ce5" office:value-type="float" office:value="146" calcext:value-type="float">
            <text:p>146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5:43</text:p>
          </table:table-cell>
          <table:table-cell table:style-name="ce5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5:53</text:p>
          </table:table-cell>
          <table:table-cell table:style-name="ce5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6:2</text:p>
          </table:table-cell>
          <table:table-cell table:style-name="ce5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6:12</text:p>
          </table:table-cell>
          <table:table-cell table:style-name="ce5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6:22</text:p>
          </table:table-cell>
          <table:table-cell table:style-name="ce5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6:31</text:p>
          </table:table-cell>
          <table:table-cell table:style-name="ce5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6:41</text:p>
          </table:table-cell>
          <table:table-cell table:style-name="ce5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6:51</text:p>
          </table:table-cell>
          <table:table-cell table:style-name="ce5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7:1</text:p>
          </table:table-cell>
          <table:table-cell table:style-name="ce5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7:10</text:p>
          </table:table-cell>
          <table:table-cell table:style-name="ce5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7:20</text:p>
          </table:table-cell>
          <table:table-cell table:style-name="ce5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7:30</text:p>
          </table:table-cell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7:39</text:p>
          </table:table-cell>
          <table:table-cell table:style-name="ce5" office:value-type="float" office:value="165" calcext:value-type="float">
            <text:p>16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7:49</text:p>
          </table:table-cell>
          <table:table-cell table:style-name="ce5" office:value-type="float" office:value="165" calcext:value-type="float">
            <text:p>16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7:59</text:p>
          </table:table-cell>
          <table:table-cell table:style-name="ce5" office:value-type="float" office:value="163" calcext:value-type="float">
            <text:p>163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8:9</text:p>
          </table:table-cell>
          <table:table-cell table:style-name="ce5" office:value-type="float" office:value="163" calcext:value-type="float">
            <text:p>163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8:18</text:p>
          </table:table-cell>
          <table:table-cell table:style-name="ce5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8:28</text:p>
          </table:table-cell>
          <table:table-cell table:style-name="ce5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8:38</text:p>
          </table:table-cell>
          <table:table-cell table:style-name="ce5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8:47</text:p>
          </table:table-cell>
          <table:table-cell table:style-name="ce5" office:value-type="float" office:value="172" calcext:value-type="float">
            <text:p>17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8:57</text:p>
          </table:table-cell>
          <table:table-cell table:style-name="ce5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9:7</text:p>
          </table:table-cell>
          <table:table-cell table:style-name="ce5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9:17</text:p>
          </table:table-cell>
          <table:table-cell table:style-name="ce5" office:value-type="float" office:value="162" calcext:value-type="float">
            <text:p>16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9:26</text:p>
          </table:table-cell>
          <table:table-cell table:style-name="ce5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9:36</text:p>
          </table:table-cell>
          <table:table-cell table:style-name="ce5" office:value-type="float" office:value="165" calcext:value-type="float">
            <text:p>16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9:46</text:p>
          </table:table-cell>
          <table:table-cell table:style-name="ce5" office:value-type="float" office:value="162" calcext:value-type="float">
            <text:p>16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9:55</text:p>
          </table:table-cell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0:5</text:p>
          </table:table-cell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0:15</text:p>
          </table:table-cell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0:25</text:p>
          </table:table-cell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0:34</text:p>
          </table:table-cell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0:44</text:p>
          </table:table-cell>
          <table:table-cell table:style-name="ce5" office:value-type="float" office:value="153" calcext:value-type="float">
            <text:p>153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0:54</text:p>
          </table:table-cell>
          <table:table-cell table:style-name="ce5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1:3</text:p>
          </table:table-cell>
          <table:table-cell table:style-name="ce5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1:13</text:p>
          </table:table-cell>
          <table:table-cell table:style-name="ce5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1:23</text:p>
          </table:table-cell>
          <table:table-cell table:style-name="ce5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1:33</text:p>
          </table:table-cell>
          <table:table-cell table:style-name="ce5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1:42</text:p>
          </table:table-cell>
          <table:table-cell table:style-name="ce5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1:52</text:p>
          </table:table-cell>
          <table:table-cell table:style-name="ce5" office:value-type="float" office:value="165" calcext:value-type="float">
            <text:p>16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2:2</text:p>
          </table:table-cell>
          <table:table-cell table:style-name="ce5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2:11</text:p>
          </table:table-cell>
          <table:table-cell table:style-name="ce5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2:21</text:p>
          </table:table-cell>
          <table:table-cell table:style-name="ce5" office:value-type="float" office:value="179" calcext:value-type="float">
            <text:p>179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2:31</text:p>
          </table:table-cell>
          <table:table-cell table:style-name="ce5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2:41</text:p>
          </table:table-cell>
          <table:table-cell table:style-name="ce5" office:value-type="float" office:value="193" calcext:value-type="float">
            <text:p>193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2:50</text:p>
          </table:table-cell>
          <table:table-cell table:style-name="ce5" office:value-type="float" office:value="193" calcext:value-type="float">
            <text:p>193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3:0</text:p>
          </table:table-cell>
          <table:table-cell table:style-name="ce5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3:10</text:p>
          </table:table-cell>
          <table:table-cell table:style-name="ce5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3:20</text:p>
          </table:table-cell>
          <table:table-cell table:style-name="ce5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3:29</text:p>
          </table:table-cell>
          <table:table-cell table:style-name="ce5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3:39</text:p>
          </table:table-cell>
          <table:table-cell table:style-name="ce5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3:49</text:p>
          </table:table-cell>
          <table:table-cell table:style-name="ce5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3:58</text:p>
          </table:table-cell>
          <table:table-cell table:style-name="ce5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4:8</text:p>
          </table:table-cell>
          <table:table-cell table:style-name="ce5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4:18</text:p>
          </table:table-cell>
          <table:table-cell table:style-name="ce5" office:value-type="float" office:value="198" calcext:value-type="float">
            <text:p>19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4:28</text:p>
          </table:table-cell>
          <table:table-cell table:style-name="ce5" office:value-type="float" office:value="198" calcext:value-type="float">
            <text:p>19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4:37</text:p>
          </table:table-cell>
          <table:table-cell table:style-name="ce5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4:47</text:p>
          </table:table-cell>
          <table:table-cell table:style-name="ce5" office:value-type="float" office:value="201" calcext:value-type="float">
            <text:p>201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4:57</text:p>
          </table:table-cell>
          <table:table-cell table:style-name="ce5" office:value-type="float" office:value="192" calcext:value-type="float">
            <text:p>19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5:6</text:p>
          </table:table-cell>
          <table:table-cell table:style-name="ce5" office:value-type="float" office:value="194" calcext:value-type="float">
            <text:p>19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5:16</text:p>
          </table:table-cell>
          <table:table-cell table:style-name="ce5" office:value-type="float" office:value="198" calcext:value-type="float">
            <text:p>19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5:26</text:p>
          </table:table-cell>
          <table:table-cell table:style-name="ce5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5:36</text:p>
          </table:table-cell>
          <table:table-cell table:style-name="ce5" office:value-type="float" office:value="194" calcext:value-type="float">
            <text:p>19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5:45</text:p>
          </table:table-cell>
          <table:table-cell table:style-name="ce5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5:55</text:p>
          </table:table-cell>
          <table:table-cell table:style-name="ce5" office:value-type="float" office:value="198" calcext:value-type="float">
            <text:p>19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6:5</text:p>
          </table:table-cell>
          <table:table-cell table:style-name="ce5" office:value-type="float" office:value="193" calcext:value-type="float">
            <text:p>193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6:14</text:p>
          </table:table-cell>
          <table:table-cell table:style-name="ce5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6:24</text:p>
          </table:table-cell>
          <table:table-cell table:style-name="ce5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6:34</text:p>
          </table:table-cell>
          <table:table-cell table:style-name="ce5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6:44</text:p>
          </table:table-cell>
          <table:table-cell table:style-name="ce5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6:53</text:p>
          </table:table-cell>
          <table:table-cell table:style-name="ce5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7:3</text:p>
          </table:table-cell>
          <table:table-cell table:style-name="ce5" office:value-type="float" office:value="192" calcext:value-type="float">
            <text:p>19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7:13</text:p>
          </table:table-cell>
          <table:table-cell table:style-name="ce5" office:value-type="float" office:value="194" calcext:value-type="float">
            <text:p>19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7:23</text:p>
          </table:table-cell>
          <table:table-cell table:style-name="ce5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7:32</text:p>
          </table:table-cell>
          <table:table-cell table:style-name="ce5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7:42</text:p>
          </table:table-cell>
          <table:table-cell table:style-name="ce5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7:52</text:p>
          </table:table-cell>
          <table:table-cell table:style-name="ce5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8:1</text:p>
          </table:table-cell>
          <table:table-cell table:style-name="ce5" office:value-type="float" office:value="182" calcext:value-type="float">
            <text:p>18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8:11</text:p>
          </table:table-cell>
          <table:table-cell table:style-name="ce5" office:value-type="float" office:value="182" calcext:value-type="float">
            <text:p>18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8:21</text:p>
          </table:table-cell>
          <table:table-cell table:style-name="ce5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8:31</text:p>
          </table:table-cell>
          <table:table-cell table:style-name="ce5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8:40</text:p>
          </table:table-cell>
          <table:table-cell table:style-name="ce5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8:50</text:p>
          </table:table-cell>
          <table:table-cell table:style-name="ce5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9:0</text:p>
          </table:table-cell>
          <table:table-cell table:style-name="ce5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9:9</text:p>
          </table:table-cell>
          <table:table-cell table:style-name="ce5" office:value-type="float" office:value="194" calcext:value-type="float">
            <text:p>19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9:19</text:p>
          </table:table-cell>
          <table:table-cell table:style-name="ce5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9:29</text:p>
          </table:table-cell>
          <table:table-cell table:style-name="ce5" office:value-type="float" office:value="187" calcext:value-type="float">
            <text:p>18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9:39</text:p>
          </table:table-cell>
          <table:table-cell table:style-name="ce5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9:48</text:p>
          </table:table-cell>
          <table:table-cell table:style-name="ce5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19:58</text:p>
          </table:table-cell>
          <table:table-cell table:style-name="ce5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0:8</text:p>
          </table:table-cell>
          <table:table-cell table:style-name="ce5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0:17</text:p>
          </table:table-cell>
          <table:table-cell table:style-name="ce5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0:27</text:p>
          </table:table-cell>
          <table:table-cell table:style-name="ce5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0:37</text:p>
          </table:table-cell>
          <table:table-cell table:style-name="ce5" office:value-type="float" office:value="172" calcext:value-type="float">
            <text:p>17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0:47</text:p>
          </table:table-cell>
          <table:table-cell table:style-name="ce5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0:56</text:p>
          </table:table-cell>
          <table:table-cell table:style-name="ce5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1:6</text:p>
          </table:table-cell>
          <table:table-cell table:style-name="ce5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1:16</text:p>
          </table:table-cell>
          <table:table-cell table:style-name="ce5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1:25</text:p>
          </table:table-cell>
          <table:table-cell table:style-name="ce5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1:35</text:p>
          </table:table-cell>
          <table:table-cell table:style-name="ce5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1:45</text:p>
          </table:table-cell>
          <table:table-cell table:style-name="ce5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1:55</text:p>
          </table:table-cell>
          <table:table-cell table:style-name="ce5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2:4</text:p>
          </table:table-cell>
          <table:table-cell table:style-name="ce5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2:14</text:p>
          </table:table-cell>
          <table:table-cell table:style-name="ce5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2:24</text:p>
          </table:table-cell>
          <table:table-cell table:style-name="ce5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2:33</text:p>
          </table:table-cell>
          <table:table-cell table:style-name="ce5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2:43</text:p>
          </table:table-cell>
          <table:table-cell table:style-name="ce5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2:53</text:p>
          </table:table-cell>
          <table:table-cell table:style-name="ce5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3:3</text:p>
          </table:table-cell>
          <table:table-cell table:style-name="ce5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3:12</text:p>
          </table:table-cell>
          <table:table-cell table:style-name="ce5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3:22</text:p>
          </table:table-cell>
          <table:table-cell table:style-name="ce5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3:32</text:p>
          </table:table-cell>
          <table:table-cell table:style-name="ce5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3:41</text:p>
          </table:table-cell>
          <table:table-cell table:style-name="ce5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3:51</text:p>
          </table:table-cell>
          <table:table-cell table:style-name="ce5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4:1</text:p>
          </table:table-cell>
          <table:table-cell table:style-name="ce5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4:11</text:p>
          </table:table-cell>
          <table:table-cell table:style-name="ce5" office:value-type="float" office:value="227" calcext:value-type="float">
            <text:p>22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4:20</text:p>
          </table:table-cell>
          <table:table-cell table:style-name="ce5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4:30</text:p>
          </table:table-cell>
          <table:table-cell table:style-name="ce5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4:40</text:p>
          </table:table-cell>
          <table:table-cell table:style-name="ce5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4:49</text:p>
          </table:table-cell>
          <table:table-cell table:style-name="ce5" office:value-type="float" office:value="227" calcext:value-type="float">
            <text:p>227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4:59</text:p>
          </table:table-cell>
          <table:table-cell table:style-name="ce5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5:9</text:p>
          </table:table-cell>
          <table:table-cell table:style-name="ce5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5:19</text:p>
          </table:table-cell>
          <table:table-cell table:style-name="ce5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5:28</text:p>
          </table:table-cell>
          <table:table-cell table:style-name="ce5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5:38</text:p>
          </table:table-cell>
          <table:table-cell table:style-name="ce5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5:48</text:p>
          </table:table-cell>
          <table:table-cell table:style-name="ce5" office:value-type="float" office:value="244" calcext:value-type="float">
            <text:p>244</text:p>
          </table:table-cell>
        </table:table-row>
        <table:table-row table:style-name="ro1">
          <table:table-cell table:style-name="ce2" office:value-type="date" office:date-value="2015-11-29" calcext:value-type="date">
            <text:p>29/11/15</text:p>
          </table:table-cell>
          <table:table-cell table:style-name="ce5" office:value-type="string" calcext:value-type="string">
            <text:p>11:25:58</text:p>
          </table:table-cell>
          <table:table-cell table:style-name="ce5" office:value-type="float" office:value="184" calcext:value-type="float">
            <text:p>184</text:p>
          </table:table-cell>
        </table:table-row>
        <table:table-row table:style-name="ro1" table:number-rows-repeated="104838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1:27:54.17181715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9T11:29:53.174916153</dc:date>
    <meta:editing-duration>PT10M36S</meta:editing-duration>
    <meta:editing-cycles>5</meta:editing-cycles>
    <meta:generator>LibreOffice/5.0.3.2$Linux_X86_64 LibreOffice_project/00m0$Build-2</meta:generator>
    <meta:document-statistic meta:table-count="1" meta:cell-count="5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68cm" svg:height="17.311cm" xlink:href=".." xlink:type="simple" chart:class="chart:line" chart:style-name="ch1">
        <chart:title svg:x="14.074cm" svg:y="0.482cm" chart:style-name="ch2">
          <text:p>Light</text:p>
        </chart:title>
        <chart:legend chart:legend-position="end" svg:x="27.368cm" svg:y="8.356cm" style:legend-expansion="high" chart:style-name="ch3"/>
        <chart:plot-area chart:style-name="ch4" table:cell-range-address="LIGHTLOG.A2:LIGHTLOG.C195" chart:data-source-has-labels="both" svg:x="1.596cm" svg:y="1.607cm" svg:width="25.187cm" svg:height="14.377cm">
          <chartooo:coordinate-region svg:x="2.403cm" svg:y="1.607cm" svg:width="23.842cm" svg:height="11.514cm"/>
          <chart:axis chart:dimension="x" chart:name="primary-x" chart:style-name="ch5" chartooo:axis-type="auto">
            <chartooo:date-scale/>
            <chart:title svg:x="13.788cm" svg:y="16.33cm" chart:style-name="ch6">
              <text:p>Date</text:p>
            </chart:title>
            <chart:categories table:cell-range-address="LIGHTLOG.A3:LIGHTLOG.B195"/>
          </chart:axis>
          <chart:axis chart:dimension="y" chart:name="primary-y" chart:style-name="ch7">
            <chart:title svg:x="0.451cm" svg:y="9.117cm" chart:style-name="ch8">
              <text:p>Lux</text:p>
            </chart:title>
            <chart:grid chart:style-name="ch9" chart:class="major"/>
          </chart:axis>
          <chart:series chart:style-name="ch10" chart:values-cell-range-address="LIGHTLOG.C3:LIGHTLOG.C195" chart:label-cell-address="LIGHTLOG.C2:LIGHTLOG.C2" chart:class="chart:line">
            <chart:data-point chart:repeated="1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0</text:p>
                <draw:g>
                  <svg:desc>LIGHTLOG.C2:LIGHTLOG.C2</svg:desc>
                </draw:g>
              </table:table-cell>
            </table:table-row>
          </table:table-header-rows>
          <table:table-rows>
            <table:table-row>
              <table:table-cell office:value-type="float" office:value="42337">
                <text:p>42340 10:54:51</text:p>
                <text:list>
                  <text:list-item>
                    <text:p/>
                  </text:list-item>
                  <text:list-item>
                    <text:p>10:54:51</text:p>
                  </text:list-item>
                </text:list>
                <draw:g>
                  <svg:desc>LIGHTLOG.A3:LIGHTLOG.B195</svg:desc>
                </draw:g>
              </table:table-cell>
              <table:table-cell office:value-type="float" office:value="165">
                <text:p>165</text:p>
                <draw:g>
                  <svg:desc>LIGHTLOG.C3:LIGHTLOG.C195</svg:desc>
                </draw:g>
              </table:table-cell>
            </table:table-row>
            <table:table-row>
              <table:table-cell office:value-type="float" office:value="42337">
                <text:p>42340 10:55:1</text:p>
                <text:list>
                  <text:list-item>
                    <text:p/>
                  </text:list-item>
                  <text:list-item>
                    <text:p>10:55:1</text:p>
                  </text:list-item>
                </text:list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2337">
                <text:p>42340 10:55:11</text:p>
                <text:list>
                  <text:list-item>
                    <text:p/>
                  </text:list-item>
                  <text:list-item>
                    <text:p>10:55:11</text:p>
                  </text:list-item>
                </text:list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2337">
                <text:p>42340 10:55:21</text:p>
                <text:list>
                  <text:list-item>
                    <text:p/>
                  </text:list-item>
                  <text:list-item>
                    <text:p>10:55:21</text:p>
                  </text:list-item>
                </text:list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2337">
                <text:p>42340 10:55:30</text:p>
                <text:list>
                  <text:list-item>
                    <text:p/>
                  </text:list-item>
                  <text:list-item>
                    <text:p>10:55:30</text:p>
                  </text:list-item>
                </text:list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2337">
                <text:p>42340 10:55:40</text:p>
                <text:list>
                  <text:list-item>
                    <text:p/>
                  </text:list-item>
                  <text:list-item>
                    <text:p>10:55:40</text:p>
                  </text:list-item>
                </text:list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2337">
                <text:p>42340 10:55:50</text:p>
                <text:list>
                  <text:list-item>
                    <text:p/>
                  </text:list-item>
                  <text:list-item>
                    <text:p>10:55:50</text:p>
                  </text:list-item>
                </text:list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2337">
                <text:p>42340 10:56:0</text:p>
                <text:list>
                  <text:list-item>
                    <text:p/>
                  </text:list-item>
                  <text:list-item>
                    <text:p>10:56:0</text:p>
                  </text:list-item>
                </text:list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2337">
                <text:p>42340 10:56:9</text:p>
                <text:list>
                  <text:list-item>
                    <text:p/>
                  </text:list-item>
                  <text:list-item>
                    <text:p>10:56:9</text:p>
                  </text:list-item>
                </text:list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2337">
                <text:p>42340 10:56:19</text:p>
                <text:list>
                  <text:list-item>
                    <text:p/>
                  </text:list-item>
                  <text:list-item>
                    <text:p>10:56:19</text:p>
                  </text:list-item>
                </text:list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2337">
                <text:p>42340 10:56:29</text:p>
                <text:list>
                  <text:list-item>
                    <text:p/>
                  </text:list-item>
                  <text:list-item>
                    <text:p>10:56:29</text:p>
                  </text:list-item>
                </text:list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2337">
                <text:p>42340 10:56:38</text:p>
                <text:list>
                  <text:list-item>
                    <text:p/>
                  </text:list-item>
                  <text:list-item>
                    <text:p>10:56:38</text:p>
                  </text:list-item>
                </text:list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2337">
                <text:p>42340 10:56:48</text:p>
                <text:list>
                  <text:list-item>
                    <text:p/>
                  </text:list-item>
                  <text:list-item>
                    <text:p>10:56:48</text:p>
                  </text:list-item>
                </text:list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2337">
                <text:p>42340 10:56:58</text:p>
                <text:list>
                  <text:list-item>
                    <text:p/>
                  </text:list-item>
                  <text:list-item>
                    <text:p>10:56:58</text:p>
                  </text:list-item>
                </text:list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2337">
                <text:p>42340 10:57:8</text:p>
                <text:list>
                  <text:list-item>
                    <text:p/>
                  </text:list-item>
                  <text:list-item>
                    <text:p>10:57:8</text:p>
                  </text:list-item>
                </text:list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2337">
                <text:p>42340 10:57:17</text:p>
                <text:list>
                  <text:list-item>
                    <text:p/>
                  </text:list-item>
                  <text:list-item>
                    <text:p>10:57:17</text:p>
                  </text:list-item>
                </text:list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2337">
                <text:p>42340 10:57:27</text:p>
                <text:list>
                  <text:list-item>
                    <text:p/>
                  </text:list-item>
                  <text:list-item>
                    <text:p>10:57:27</text:p>
                  </text:list-item>
                </text:list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337">
                <text:p>42340 10:57:37</text:p>
                <text:list>
                  <text:list-item>
                    <text:p/>
                  </text:list-item>
                  <text:list-item>
                    <text:p>10:57:37</text:p>
                  </text:list-item>
                </text:list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2337">
                <text:p>42340 10:57:47</text:p>
                <text:list>
                  <text:list-item>
                    <text:p/>
                  </text:list-item>
                  <text:list-item>
                    <text:p>10:57:47</text:p>
                  </text:list-item>
                </text:list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2337">
                <text:p>42340 10:57:56</text:p>
                <text:list>
                  <text:list-item>
                    <text:p/>
                  </text:list-item>
                  <text:list-item>
                    <text:p>10:57:56</text:p>
                  </text:list-item>
                </text:list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2337">
                <text:p>42340 10:58:6</text:p>
                <text:list>
                  <text:list-item>
                    <text:p/>
                  </text:list-item>
                  <text:list-item>
                    <text:p>10:58:6</text:p>
                  </text:list-item>
                </text:list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2337">
                <text:p>42340 10:58:16</text:p>
                <text:list>
                  <text:list-item>
                    <text:p/>
                  </text:list-item>
                  <text:list-item>
                    <text:p>10:58:16</text:p>
                  </text:list-item>
                </text:list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2337">
                <text:p>42340 10:58:26</text:p>
                <text:list>
                  <text:list-item>
                    <text:p/>
                  </text:list-item>
                  <text:list-item>
                    <text:p>10:58:26</text:p>
                  </text:list-item>
                </text:list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2337">
                <text:p>42340 10:58:35</text:p>
                <text:list>
                  <text:list-item>
                    <text:p/>
                  </text:list-item>
                  <text:list-item>
                    <text:p>10:58:35</text:p>
                  </text:list-item>
                </text:list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2337">
                <text:p>42340 10:58:45</text:p>
                <text:list>
                  <text:list-item>
                    <text:p/>
                  </text:list-item>
                  <text:list-item>
                    <text:p>10:58:45</text:p>
                  </text:list-item>
                </text:list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37">
                <text:p>42340 10:58:55</text:p>
                <text:list>
                  <text:list-item>
                    <text:p/>
                  </text:list-item>
                  <text:list-item>
                    <text:p>10:58:55</text:p>
                  </text:list-item>
                </text:list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337">
                <text:p>42340 10:59:5</text:p>
                <text:list>
                  <text:list-item>
                    <text:p/>
                  </text:list-item>
                  <text:list-item>
                    <text:p>10:59:5</text:p>
                  </text:list-item>
                </text:list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2337">
                <text:p>42340 10:59:14</text:p>
                <text:list>
                  <text:list-item>
                    <text:p/>
                  </text:list-item>
                  <text:list-item>
                    <text:p>10:59:14</text:p>
                  </text:list-item>
                </text:list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2337">
                <text:p>42340 10:59:24</text:p>
                <text:list>
                  <text:list-item>
                    <text:p/>
                  </text:list-item>
                  <text:list-item>
                    <text:p>10:59:24</text:p>
                  </text:list-item>
                </text:list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2337">
                <text:p>42340 10:59:34</text:p>
                <text:list>
                  <text:list-item>
                    <text:p/>
                  </text:list-item>
                  <text:list-item>
                    <text:p>10:59:34</text:p>
                  </text:list-item>
                </text:list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2337">
                <text:p>42340 10:59:43</text:p>
                <text:list>
                  <text:list-item>
                    <text:p/>
                  </text:list-item>
                  <text:list-item>
                    <text:p>10:59:43</text:p>
                  </text:list-item>
                </text:list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337">
                <text:p>42340 10:59:53</text:p>
                <text:list>
                  <text:list-item>
                    <text:p/>
                  </text:list-item>
                  <text:list-item>
                    <text:p>10:59:53</text:p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337">
                <text:p>42340 11:0:3</text:p>
                <text:list>
                  <text:list-item>
                    <text:p/>
                  </text:list-item>
                  <text:list-item>
                    <text:p>11:0:3</text:p>
                  </text:list-item>
                </text:list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2337">
                <text:p>42340 11:0:13</text:p>
                <text:list>
                  <text:list-item>
                    <text:p/>
                  </text:list-item>
                  <text:list-item>
                    <text:p>11:0:13</text:p>
                  </text:list-item>
                </text:list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2337">
                <text:p>42340 11:0:22</text:p>
                <text:list>
                  <text:list-item>
                    <text:p/>
                  </text:list-item>
                  <text:list-item>
                    <text:p>11:0:22</text:p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337">
                <text:p>42340 11:0:32</text:p>
                <text:list>
                  <text:list-item>
                    <text:p/>
                  </text:list-item>
                  <text:list-item>
                    <text:p>11:0:32</text:p>
                  </text:list-item>
                </text:list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2337">
                <text:p>42340 11:0:42</text:p>
                <text:list>
                  <text:list-item>
                    <text:p/>
                  </text:list-item>
                  <text:list-item>
                    <text:p>11:0:42</text:p>
                  </text:list-item>
                </text:list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337">
                <text:p>42340 11:0:51</text:p>
                <text:list>
                  <text:list-item>
                    <text:p/>
                  </text:list-item>
                  <text:list-item>
                    <text:p>11:0:51</text:p>
                  </text:list-item>
                </text:list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2337">
                <text:p>42340 11:1:1</text:p>
                <text:list>
                  <text:list-item>
                    <text:p/>
                  </text:list-item>
                  <text:list-item>
                    <text:p>11:1:1</text:p>
                  </text:list-item>
                </text:list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337">
                <text:p>42340 11:1:11</text:p>
                <text:list>
                  <text:list-item>
                    <text:p/>
                  </text:list-item>
                  <text:list-item>
                    <text:p>11:1:11</text:p>
                  </text:list-item>
                </text:list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337">
                <text:p>42340 11:1:21</text:p>
                <text:list>
                  <text:list-item>
                    <text:p/>
                  </text:list-item>
                  <text:list-item>
                    <text:p>11:1:21</text:p>
                  </text:list-item>
                </text:list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2337">
                <text:p>42340 11:1:30</text:p>
                <text:list>
                  <text:list-item>
                    <text:p/>
                  </text:list-item>
                  <text:list-item>
                    <text:p>11:1:30</text:p>
                  </text:list-item>
                </text:list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337">
                <text:p>42340 11:1:40</text:p>
                <text:list>
                  <text:list-item>
                    <text:p/>
                  </text:list-item>
                  <text:list-item>
                    <text:p>11:1:40</text:p>
                  </text:list-item>
                </text:list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2337">
                <text:p>42340 11:1:50</text:p>
                <text:list>
                  <text:list-item>
                    <text:p/>
                  </text:list-item>
                  <text:list-item>
                    <text:p>11:1:50</text:p>
                  </text:list-item>
                </text:list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337">
                <text:p>42340 11:1:59</text:p>
                <text:list>
                  <text:list-item>
                    <text:p/>
                  </text:list-item>
                  <text:list-item>
                    <text:p>11:1:59</text:p>
                  </text:list-item>
                </text:list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2337">
                <text:p>42340 11:2:9</text:p>
                <text:list>
                  <text:list-item>
                    <text:p/>
                  </text:list-item>
                  <text:list-item>
                    <text:p>11:2:9</text:p>
                  </text:list-item>
                </text:list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2337">
                <text:p>42340 11:2:19</text:p>
                <text:list>
                  <text:list-item>
                    <text:p/>
                  </text:list-item>
                  <text:list-item>
                    <text:p>11:2:19</text:p>
                  </text:list-item>
                </text:list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337">
                <text:p>42340 11:2:29</text:p>
                <text:list>
                  <text:list-item>
                    <text:p/>
                  </text:list-item>
                  <text:list-item>
                    <text:p>11:2:29</text:p>
                  </text:list-item>
                </text:list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337">
                <text:p>42340 11:2:38</text:p>
                <text:list>
                  <text:list-item>
                    <text:p/>
                  </text:list-item>
                  <text:list-item>
                    <text:p>11:2:38</text:p>
                  </text:list-item>
                </text:list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337">
                <text:p>42340 11:2:48</text:p>
                <text:list>
                  <text:list-item>
                    <text:p/>
                  </text:list-item>
                  <text:list-item>
                    <text:p>11:2:48</text:p>
                  </text:list-item>
                </text:list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337">
                <text:p>42340 11:2:58</text:p>
                <text:list>
                  <text:list-item>
                    <text:p/>
                  </text:list-item>
                  <text:list-item>
                    <text:p>11:2:58</text:p>
                  </text:list-item>
                </text:list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337">
                <text:p>42340 11:3:7</text:p>
                <text:list>
                  <text:list-item>
                    <text:p/>
                  </text:list-item>
                  <text:list-item>
                    <text:p>11:3:7</text:p>
                  </text:list-item>
                </text:list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337">
                <text:p>42340 11:3:17</text:p>
                <text:list>
                  <text:list-item>
                    <text:p/>
                  </text:list-item>
                  <text:list-item>
                    <text:p>11:3:17</text:p>
                  </text:list-item>
                </text:list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337">
                <text:p>42340 11:3:27</text:p>
                <text:list>
                  <text:list-item>
                    <text:p/>
                  </text:list-item>
                  <text:list-item>
                    <text:p>11:3:27</text:p>
                  </text:list-item>
                </text:list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337">
                <text:p>42340 11:3:37</text:p>
                <text:list>
                  <text:list-item>
                    <text:p/>
                  </text:list-item>
                  <text:list-item>
                    <text:p>11:3:37</text:p>
                  </text:list-item>
                </text:list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337">
                <text:p>42340 11:3:46</text:p>
                <text:list>
                  <text:list-item>
                    <text:p/>
                  </text:list-item>
                  <text:list-item>
                    <text:p>11:3:46</text:p>
                  </text:list-item>
                </text:list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337">
                <text:p>42340 11:3:56</text:p>
                <text:list>
                  <text:list-item>
                    <text:p/>
                  </text:list-item>
                  <text:list-item>
                    <text:p>11:3:56</text:p>
                  </text:list-item>
                </text:list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2337">
                <text:p>42340 11:4:6</text:p>
                <text:list>
                  <text:list-item>
                    <text:p/>
                  </text:list-item>
                  <text:list-item>
                    <text:p>11:4:6</text:p>
                  </text:list-item>
                </text:list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2337">
                <text:p>42340 11:4:16</text:p>
                <text:list>
                  <text:list-item>
                    <text:p/>
                  </text:list-item>
                  <text:list-item>
                    <text:p>11:4:16</text:p>
                  </text:list-item>
                </text:list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337">
                <text:p>42340 11:4:25</text:p>
                <text:list>
                  <text:list-item>
                    <text:p/>
                  </text:list-item>
                  <text:list-item>
                    <text:p>11:4:25</text:p>
                  </text:list-item>
                </text:list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2337">
                <text:p>42340 11:4:35</text:p>
                <text:list>
                  <text:list-item>
                    <text:p/>
                  </text:list-item>
                  <text:list-item>
                    <text:p>11:4:35</text:p>
                  </text:list-item>
                </text:list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2337">
                <text:p>42340 11:4:45</text:p>
                <text:list>
                  <text:list-item>
                    <text:p/>
                  </text:list-item>
                  <text:list-item>
                    <text:p>11:4:45</text:p>
                  </text:list-item>
                </text:list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2337">
                <text:p>42340 11:4:54</text:p>
                <text:list>
                  <text:list-item>
                    <text:p/>
                  </text:list-item>
                  <text:list-item>
                    <text:p>11:4:54</text:p>
                  </text:list-item>
                </text:list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2337">
                <text:p>42340 11:5:4</text:p>
                <text:list>
                  <text:list-item>
                    <text:p/>
                  </text:list-item>
                  <text:list-item>
                    <text:p>11:5:4</text:p>
                  </text:list-item>
                </text:list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337">
                <text:p>42340 11:5:14</text:p>
                <text:list>
                  <text:list-item>
                    <text:p/>
                  </text:list-item>
                  <text:list-item>
                    <text:p>11:5:14</text:p>
                  </text:list-item>
                </text:list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337">
                <text:p>42340 11:5:24</text:p>
                <text:list>
                  <text:list-item>
                    <text:p/>
                  </text:list-item>
                  <text:list-item>
                    <text:p>11:5:24</text:p>
                  </text:list-item>
                </text:list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337">
                <text:p>42340 11:5:33</text:p>
                <text:list>
                  <text:list-item>
                    <text:p/>
                  </text:list-item>
                  <text:list-item>
                    <text:p>11:5:33</text:p>
                  </text:list-item>
                </text:list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337">
                <text:p>42340 11:5:43</text:p>
                <text:list>
                  <text:list-item>
                    <text:p/>
                  </text:list-item>
                  <text:list-item>
                    <text:p>11:5:43</text:p>
                  </text:list-item>
                </text:list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2337">
                <text:p>42340 11:5:53</text:p>
                <text:list>
                  <text:list-item>
                    <text:p/>
                  </text:list-item>
                  <text:list-item>
                    <text:p>11:5:53</text:p>
                  </text:list-item>
                </text:list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2337">
                <text:p>42340 11:6:2</text:p>
                <text:list>
                  <text:list-item>
                    <text:p/>
                  </text:list-item>
                  <text:list-item>
                    <text:p>11:6:2</text:p>
                  </text:list-item>
                </text:list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2337">
                <text:p>42340 11:6:12</text:p>
                <text:list>
                  <text:list-item>
                    <text:p/>
                  </text:list-item>
                  <text:list-item>
                    <text:p>11:6:12</text:p>
                  </text:list-item>
                </text:list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2337">
                <text:p>42340 11:6:22</text:p>
                <text:list>
                  <text:list-item>
                    <text:p/>
                  </text:list-item>
                  <text:list-item>
                    <text:p>11:6:22</text:p>
                  </text:list-item>
                </text:list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2337">
                <text:p>42340 11:6:31</text:p>
                <text:list>
                  <text:list-item>
                    <text:p/>
                  </text:list-item>
                  <text:list-item>
                    <text:p>11:6:31</text:p>
                  </text:list-item>
                </text:list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2337">
                <text:p>42340 11:6:41</text:p>
                <text:list>
                  <text:list-item>
                    <text:p/>
                  </text:list-item>
                  <text:list-item>
                    <text:p>11:6:41</text:p>
                  </text:list-item>
                </text:list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337">
                <text:p>42340 11:6:51</text:p>
                <text:list>
                  <text:list-item>
                    <text:p/>
                  </text:list-item>
                  <text:list-item>
                    <text:p>11:6:51</text:p>
                  </text:list-item>
                </text:list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337">
                <text:p>42340 11:7:1</text:p>
                <text:list>
                  <text:list-item>
                    <text:p/>
                  </text:list-item>
                  <text:list-item>
                    <text:p>11:7:1</text:p>
                  </text:list-item>
                </text:list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2337">
                <text:p>42340 11:7:10</text:p>
                <text:list>
                  <text:list-item>
                    <text:p/>
                  </text:list-item>
                  <text:list-item>
                    <text:p>11:7:10</text:p>
                  </text:list-item>
                </text:list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2337">
                <text:p>42340 11:7:20</text:p>
                <text:list>
                  <text:list-item>
                    <text:p/>
                  </text:list-item>
                  <text:list-item>
                    <text:p>11:7:20</text:p>
                  </text:list-item>
                </text:list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2337">
                <text:p>42340 11:7:30</text:p>
                <text:list>
                  <text:list-item>
                    <text:p/>
                  </text:list-item>
                  <text:list-item>
                    <text:p>11:7:30</text:p>
                  </text:list-item>
                </text:list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2337">
                <text:p>42340 11:7:39</text:p>
                <text:list>
                  <text:list-item>
                    <text:p/>
                  </text:list-item>
                  <text:list-item>
                    <text:p>11:7:39</text:p>
                  </text:list-item>
                </text:list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2337">
                <text:p>42340 11:7:49</text:p>
                <text:list>
                  <text:list-item>
                    <text:p/>
                  </text:list-item>
                  <text:list-item>
                    <text:p>11:7:49</text:p>
                  </text:list-item>
                </text:list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2337">
                <text:p>42340 11:7:59</text:p>
                <text:list>
                  <text:list-item>
                    <text:p/>
                  </text:list-item>
                  <text:list-item>
                    <text:p>11:7:59</text:p>
                  </text:list-item>
                </text:list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2337">
                <text:p>42340 11:8:9</text:p>
                <text:list>
                  <text:list-item>
                    <text:p/>
                  </text:list-item>
                  <text:list-item>
                    <text:p>11:8:9</text:p>
                  </text:list-item>
                </text:list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2337">
                <text:p>42340 11:8:18</text:p>
                <text:list>
                  <text:list-item>
                    <text:p/>
                  </text:list-item>
                  <text:list-item>
                    <text:p>11:8:18</text:p>
                  </text:list-item>
                </text:list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2337">
                <text:p>42340 11:8:28</text:p>
                <text:list>
                  <text:list-item>
                    <text:p/>
                  </text:list-item>
                  <text:list-item>
                    <text:p>11:8:28</text:p>
                  </text:list-item>
                </text:list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337">
                <text:p>42340 11:8:38</text:p>
                <text:list>
                  <text:list-item>
                    <text:p/>
                  </text:list-item>
                  <text:list-item>
                    <text:p>11:8:38</text:p>
                  </text:list-item>
                </text:list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337">
                <text:p>42340 11:8:47</text:p>
                <text:list>
                  <text:list-item>
                    <text:p/>
                  </text:list-item>
                  <text:list-item>
                    <text:p>11:8:47</text:p>
                  </text:list-item>
                </text:list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337">
                <text:p>42340 11:8:57</text:p>
                <text:list>
                  <text:list-item>
                    <text:p/>
                  </text:list-item>
                  <text:list-item>
                    <text:p>11:8:57</text:p>
                  </text:list-item>
                </text:list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337">
                <text:p>42340 11:9:7</text:p>
                <text:list>
                  <text:list-item>
                    <text:p/>
                  </text:list-item>
                  <text:list-item>
                    <text:p>11:9:7</text:p>
                  </text:list-item>
                </text:list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2337">
                <text:p>42340 11:9:17</text:p>
                <text:list>
                  <text:list-item>
                    <text:p/>
                  </text:list-item>
                  <text:list-item>
                    <text:p>11:9:17</text:p>
                  </text:list-item>
                </text:list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2337">
                <text:p>42340 11:9:26</text:p>
                <text:list>
                  <text:list-item>
                    <text:p/>
                  </text:list-item>
                  <text:list-item>
                    <text:p>11:9:26</text:p>
                  </text:list-item>
                </text:list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2337">
                <text:p>42340 11:9:36</text:p>
                <text:list>
                  <text:list-item>
                    <text:p/>
                  </text:list-item>
                  <text:list-item>
                    <text:p>11:9:36</text:p>
                  </text:list-item>
                </text:list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2337">
                <text:p>42340 11:9:46</text:p>
                <text:list>
                  <text:list-item>
                    <text:p/>
                  </text:list-item>
                  <text:list-item>
                    <text:p>11:9:46</text:p>
                  </text:list-item>
                </text:list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2337">
                <text:p>42340 11:9:55</text:p>
                <text:list>
                  <text:list-item>
                    <text:p/>
                  </text:list-item>
                  <text:list-item>
                    <text:p>11:9:55</text:p>
                  </text:list-item>
                </text:list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2337">
                <text:p>42340 11:10:5</text:p>
                <text:list>
                  <text:list-item>
                    <text:p/>
                  </text:list-item>
                  <text:list-item>
                    <text:p>11:10:5</text:p>
                  </text:list-item>
                </text:list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2337">
                <text:p>42340 11:10:15</text:p>
                <text:list>
                  <text:list-item>
                    <text:p/>
                  </text:list-item>
                  <text:list-item>
                    <text:p>11:10:15</text:p>
                  </text:list-item>
                </text:list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2337">
                <text:p>42340 11:10:25</text:p>
                <text:list>
                  <text:list-item>
                    <text:p/>
                  </text:list-item>
                  <text:list-item>
                    <text:p>11:10:25</text:p>
                  </text:list-item>
                </text:list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2337">
                <text:p>42340 11:10:34</text:p>
                <text:list>
                  <text:list-item>
                    <text:p/>
                  </text:list-item>
                  <text:list-item>
                    <text:p>11:10:34</text:p>
                  </text:list-item>
                </text:list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2337">
                <text:p>42340 11:10:44</text:p>
                <text:list>
                  <text:list-item>
                    <text:p/>
                  </text:list-item>
                  <text:list-item>
                    <text:p>11:10:44</text:p>
                  </text:list-item>
                </text:list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2337">
                <text:p>42340 11:10:54</text:p>
                <text:list>
                  <text:list-item>
                    <text:p/>
                  </text:list-item>
                  <text:list-item>
                    <text:p>11:10:54</text:p>
                  </text:list-item>
                </text:list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337">
                <text:p>42340 11:11:3</text:p>
                <text:list>
                  <text:list-item>
                    <text:p/>
                  </text:list-item>
                  <text:list-item>
                    <text:p>11:11:3</text:p>
                  </text:list-item>
                </text:list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337">
                <text:p>42340 11:11:13</text:p>
                <text:list>
                  <text:list-item>
                    <text:p/>
                  </text:list-item>
                  <text:list-item>
                    <text:p>11:11:13</text:p>
                  </text:list-item>
                </text:list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2337">
                <text:p>42340 11:11:23</text:p>
                <text:list>
                  <text:list-item>
                    <text:p/>
                  </text:list-item>
                  <text:list-item>
                    <text:p>11:11:23</text:p>
                  </text:list-item>
                </text:list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2337">
                <text:p>42340 11:11:33</text:p>
                <text:list>
                  <text:list-item>
                    <text:p/>
                  </text:list-item>
                  <text:list-item>
                    <text:p>11:11:33</text:p>
                  </text:list-item>
                </text:list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37">
                <text:p>42340 11:11:42</text:p>
                <text:list>
                  <text:list-item>
                    <text:p/>
                  </text:list-item>
                  <text:list-item>
                    <text:p>11:11:42</text:p>
                  </text:list-item>
                </text:list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2337">
                <text:p>42340 11:11:52</text:p>
                <text:list>
                  <text:list-item>
                    <text:p/>
                  </text:list-item>
                  <text:list-item>
                    <text:p>11:11:52</text:p>
                  </text:list-item>
                </text:list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2337">
                <text:p>42340 11:12:2</text:p>
                <text:list>
                  <text:list-item>
                    <text:p/>
                  </text:list-item>
                  <text:list-item>
                    <text:p>11:12:2</text:p>
                  </text:list-item>
                </text:list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337">
                <text:p>42340 11:12:11</text:p>
                <text:list>
                  <text:list-item>
                    <text:p/>
                  </text:list-item>
                  <text:list-item>
                    <text:p>11:12:11</text:p>
                  </text:list-item>
                </text:list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2337">
                <text:p>42340 11:12:21</text:p>
                <text:list>
                  <text:list-item>
                    <text:p/>
                  </text:list-item>
                  <text:list-item>
                    <text:p>11:12:21</text:p>
                  </text:list-item>
                </text:list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2337">
                <text:p>42340 11:12:31</text:p>
                <text:list>
                  <text:list-item>
                    <text:p/>
                  </text:list-item>
                  <text:list-item>
                    <text:p>11:12:31</text:p>
                  </text:list-item>
                </text:list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2337">
                <text:p>42340 11:12:41</text:p>
                <text:list>
                  <text:list-item>
                    <text:p/>
                  </text:list-item>
                  <text:list-item>
                    <text:p>11:12:41</text:p>
                  </text:list-item>
                </text:list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2337">
                <text:p>42340 11:12:50</text:p>
                <text:list>
                  <text:list-item>
                    <text:p/>
                  </text:list-item>
                  <text:list-item>
                    <text:p>11:12:50</text:p>
                  </text:list-item>
                </text:list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2337">
                <text:p>42340 11:13:0</text:p>
                <text:list>
                  <text:list-item>
                    <text:p/>
                  </text:list-item>
                  <text:list-item>
                    <text:p>11:13:0</text:p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337">
                <text:p>42340 11:13:10</text:p>
                <text:list>
                  <text:list-item>
                    <text:p/>
                  </text:list-item>
                  <text:list-item>
                    <text:p>11:13:10</text:p>
                  </text:list-item>
                </text:list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2337">
                <text:p>42340 11:13:20</text:p>
                <text:list>
                  <text:list-item>
                    <text:p/>
                  </text:list-item>
                  <text:list-item>
                    <text:p>11:13:20</text:p>
                  </text:list-item>
                </text:list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337">
                <text:p>42340 11:13:29</text:p>
                <text:list>
                  <text:list-item>
                    <text:p/>
                  </text:list-item>
                  <text:list-item>
                    <text:p>11:13:29</text:p>
                  </text:list-item>
                </text:list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2337">
                <text:p>42340 11:13:39</text:p>
                <text:list>
                  <text:list-item>
                    <text:p/>
                  </text:list-item>
                  <text:list-item>
                    <text:p>11:13:39</text:p>
                  </text:list-item>
                </text:list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337">
                <text:p>42340 11:13:49</text:p>
                <text:list>
                  <text:list-item>
                    <text:p/>
                  </text:list-item>
                  <text:list-item>
                    <text:p>11:13:49</text:p>
                  </text:list-item>
                </text:list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2337">
                <text:p>42340 11:13:58</text:p>
                <text:list>
                  <text:list-item>
                    <text:p/>
                  </text:list-item>
                  <text:list-item>
                    <text:p>11:13:58</text:p>
                  </text:list-item>
                </text:list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2337">
                <text:p>42340 11:14:8</text:p>
                <text:list>
                  <text:list-item>
                    <text:p/>
                  </text:list-item>
                  <text:list-item>
                    <text:p>11:14:8</text:p>
                  </text:list-item>
                </text:list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2337">
                <text:p>42340 11:14:18</text:p>
                <text:list>
                  <text:list-item>
                    <text:p/>
                  </text:list-item>
                  <text:list-item>
                    <text:p>11:14:18</text:p>
                  </text:list-item>
                </text:list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337">
                <text:p>42340 11:14:28</text:p>
                <text:list>
                  <text:list-item>
                    <text:p/>
                  </text:list-item>
                  <text:list-item>
                    <text:p>11:14:28</text:p>
                  </text:list-item>
                </text:list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337">
                <text:p>42340 11:14:37</text:p>
                <text:list>
                  <text:list-item>
                    <text:p/>
                  </text:list-item>
                  <text:list-item>
                    <text:p>11:14:37</text:p>
                  </text:list-item>
                </text:list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2337">
                <text:p>42340 11:14:47</text:p>
                <text:list>
                  <text:list-item>
                    <text:p/>
                  </text:list-item>
                  <text:list-item>
                    <text:p>11:14:47</text:p>
                  </text:list-item>
                </text:list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337">
                <text:p>42340 11:14:57</text:p>
                <text:list>
                  <text:list-item>
                    <text:p/>
                  </text:list-item>
                  <text:list-item>
                    <text:p>11:14:57</text:p>
                  </text:list-item>
                </text:list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2337">
                <text:p>42340 11:15:6</text:p>
                <text:list>
                  <text:list-item>
                    <text:p/>
                  </text:list-item>
                  <text:list-item>
                    <text:p>11:15:6</text:p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2337">
                <text:p>42340 11:15:16</text:p>
                <text:list>
                  <text:list-item>
                    <text:p/>
                  </text:list-item>
                  <text:list-item>
                    <text:p>11:15:16</text:p>
                  </text:list-item>
                </text:list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337">
                <text:p>42340 11:15:26</text:p>
                <text:list>
                  <text:list-item>
                    <text:p/>
                  </text:list-item>
                  <text:list-item>
                    <text:p>11:15:26</text:p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337">
                <text:p>42340 11:15:36</text:p>
                <text:list>
                  <text:list-item>
                    <text:p/>
                  </text:list-item>
                  <text:list-item>
                    <text:p>11:15:36</text:p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2337">
                <text:p>42340 11:15:45</text:p>
                <text:list>
                  <text:list-item>
                    <text:p/>
                  </text:list-item>
                  <text:list-item>
                    <text:p>11:15:45</text:p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337">
                <text:p>42340 11:15:55</text:p>
                <text:list>
                  <text:list-item>
                    <text:p/>
                  </text:list-item>
                  <text:list-item>
                    <text:p>11:15:55</text:p>
                  </text:list-item>
                </text:list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337">
                <text:p>42340 11:16:5</text:p>
                <text:list>
                  <text:list-item>
                    <text:p/>
                  </text:list-item>
                  <text:list-item>
                    <text:p>11:16:5</text:p>
                  </text:list-item>
                </text:list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2337">
                <text:p>42340 11:16:14</text:p>
                <text:list>
                  <text:list-item>
                    <text:p/>
                  </text:list-item>
                  <text:list-item>
                    <text:p>11:16:14</text:p>
                  </text:list-item>
                </text:list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2337">
                <text:p>42340 11:16:24</text:p>
                <text:list>
                  <text:list-item>
                    <text:p/>
                  </text:list-item>
                  <text:list-item>
                    <text:p>11:16:24</text:p>
                  </text:list-item>
                </text:list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337">
                <text:p>42340 11:16:34</text:p>
                <text:list>
                  <text:list-item>
                    <text:p/>
                  </text:list-item>
                  <text:list-item>
                    <text:p>11:16:34</text:p>
                  </text:list-item>
                </text:list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2337">
                <text:p>42340 11:16:44</text:p>
                <text:list>
                  <text:list-item>
                    <text:p/>
                  </text:list-item>
                  <text:list-item>
                    <text:p>11:16:44</text:p>
                  </text:list-item>
                </text:list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337">
                <text:p>42340 11:16:53</text:p>
                <text:list>
                  <text:list-item>
                    <text:p/>
                  </text:list-item>
                  <text:list-item>
                    <text:p>11:16:53</text:p>
                  </text:list-item>
                </text:list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337">
                <text:p>42340 11:17:3</text:p>
                <text:list>
                  <text:list-item>
                    <text:p/>
                  </text:list-item>
                  <text:list-item>
                    <text:p>11:17:3</text:p>
                  </text:list-item>
                </text:list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2337">
                <text:p>42340 11:17:13</text:p>
                <text:list>
                  <text:list-item>
                    <text:p/>
                  </text:list-item>
                  <text:list-item>
                    <text:p>11:17:13</text:p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2337">
                <text:p>42340 11:17:23</text:p>
                <text:list>
                  <text:list-item>
                    <text:p/>
                  </text:list-item>
                  <text:list-item>
                    <text:p>11:17:23</text:p>
                  </text:list-item>
                </text:list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2337">
                <text:p>42340 11:17:32</text:p>
                <text:list>
                  <text:list-item>
                    <text:p/>
                  </text:list-item>
                  <text:list-item>
                    <text:p>11:17:32</text:p>
                  </text:list-item>
                </text:list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337">
                <text:p>42340 11:17:42</text:p>
                <text:list>
                  <text:list-item>
                    <text:p/>
                  </text:list-item>
                  <text:list-item>
                    <text:p>11:17:42</text:p>
                  </text:list-item>
                </text:list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337">
                <text:p>42340 11:17:52</text:p>
                <text:list>
                  <text:list-item>
                    <text:p/>
                  </text:list-item>
                  <text:list-item>
                    <text:p>11:17:52</text:p>
                  </text:list-item>
                </text:list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2337">
                <text:p>42340 11:18:1</text:p>
                <text:list>
                  <text:list-item>
                    <text:p/>
                  </text:list-item>
                  <text:list-item>
                    <text:p>11:18:1</text:p>
                  </text:list-item>
                </text:list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2337">
                <text:p>42340 11:18:11</text:p>
                <text:list>
                  <text:list-item>
                    <text:p/>
                  </text:list-item>
                  <text:list-item>
                    <text:p>11:18:11</text:p>
                  </text:list-item>
                </text:list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2337">
                <text:p>42340 11:18:21</text:p>
                <text:list>
                  <text:list-item>
                    <text:p/>
                  </text:list-item>
                  <text:list-item>
                    <text:p>11:18:21</text:p>
                  </text:list-item>
                </text:list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2337">
                <text:p>42340 11:18:31</text:p>
                <text:list>
                  <text:list-item>
                    <text:p/>
                  </text:list-item>
                  <text:list-item>
                    <text:p>11:18:31</text:p>
                  </text:list-item>
                </text:list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337">
                <text:p>42340 11:18:40</text:p>
                <text:list>
                  <text:list-item>
                    <text:p/>
                  </text:list-item>
                  <text:list-item>
                    <text:p>11:18:40</text:p>
                  </text:list-item>
                </text:list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337">
                <text:p>42340 11:18:50</text:p>
                <text:list>
                  <text:list-item>
                    <text:p/>
                  </text:list-item>
                  <text:list-item>
                    <text:p>11:18:50</text:p>
                  </text:list-item>
                </text:list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2337">
                <text:p>42340 11:19:0</text:p>
                <text:list>
                  <text:list-item>
                    <text:p/>
                  </text:list-item>
                  <text:list-item>
                    <text:p>11:19:0</text:p>
                  </text:list-item>
                </text:list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2337">
                <text:p>42340 11:19:9</text:p>
                <text:list>
                  <text:list-item>
                    <text:p/>
                  </text:list-item>
                  <text:list-item>
                    <text:p>11:19:9</text:p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2337">
                <text:p>42340 11:19:19</text:p>
                <text:list>
                  <text:list-item>
                    <text:p/>
                  </text:list-item>
                  <text:list-item>
                    <text:p>11:19:19</text:p>
                  </text:list-item>
                </text:list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2337">
                <text:p>42340 11:19:29</text:p>
                <text:list>
                  <text:list-item>
                    <text:p/>
                  </text:list-item>
                  <text:list-item>
                    <text:p>11:19:29</text:p>
                  </text:list-item>
                </text:list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2337">
                <text:p>42340 11:19:39</text:p>
                <text:list>
                  <text:list-item>
                    <text:p/>
                  </text:list-item>
                  <text:list-item>
                    <text:p>11:19:39</text:p>
                  </text:list-item>
                </text:list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337">
                <text:p>42340 11:19:48</text:p>
                <text:list>
                  <text:list-item>
                    <text:p/>
                  </text:list-item>
                  <text:list-item>
                    <text:p>11:19:48</text:p>
                  </text:list-item>
                </text:list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337">
                <text:p>42340 11:19:58</text:p>
                <text:list>
                  <text:list-item>
                    <text:p/>
                  </text:list-item>
                  <text:list-item>
                    <text:p>11:19:58</text:p>
                  </text:list-item>
                </text:list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2337">
                <text:p>42340 11:20:8</text:p>
                <text:list>
                  <text:list-item>
                    <text:p/>
                  </text:list-item>
                  <text:list-item>
                    <text:p>11:20:8</text:p>
                  </text:list-item>
                </text:list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2337">
                <text:p>42340 11:20:17</text:p>
                <text:list>
                  <text:list-item>
                    <text:p/>
                  </text:list-item>
                  <text:list-item>
                    <text:p>11:20:17</text:p>
                  </text:list-item>
                </text:list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2337">
                <text:p>42340 11:20:27</text:p>
                <text:list>
                  <text:list-item>
                    <text:p/>
                  </text:list-item>
                  <text:list-item>
                    <text:p>11:20:27</text:p>
                  </text:list-item>
                </text:list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2337">
                <text:p>42340 11:20:37</text:p>
                <text:list>
                  <text:list-item>
                    <text:p/>
                  </text:list-item>
                  <text:list-item>
                    <text:p>11:20:37</text:p>
                  </text:list-item>
                </text:list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337">
                <text:p>42340 11:20:47</text:p>
                <text:list>
                  <text:list-item>
                    <text:p/>
                  </text:list-item>
                  <text:list-item>
                    <text:p>11:20:47</text:p>
                  </text:list-item>
                </text:list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2337">
                <text:p>42340 11:20:56</text:p>
                <text:list>
                  <text:list-item>
                    <text:p/>
                  </text:list-item>
                  <text:list-item>
                    <text:p>11:20:56</text:p>
                  </text:list-item>
                </text:list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2337">
                <text:p>42340 11:21:6</text:p>
                <text:list>
                  <text:list-item>
                    <text:p/>
                  </text:list-item>
                  <text:list-item>
                    <text:p>11:21:6</text:p>
                  </text:list-item>
                </text:list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2337">
                <text:p>42340 11:21:16</text:p>
                <text:list>
                  <text:list-item>
                    <text:p/>
                  </text:list-item>
                  <text:list-item>
                    <text:p>11:21:16</text:p>
                  </text:list-item>
                </text:list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2337">
                <text:p>42340 11:21:25</text:p>
                <text:list>
                  <text:list-item>
                    <text:p/>
                  </text:list-item>
                  <text:list-item>
                    <text:p>11:21:25</text:p>
                  </text:list-item>
                </text:list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337">
                <text:p>42340 11:21:35</text:p>
                <text:list>
                  <text:list-item>
                    <text:p/>
                  </text:list-item>
                  <text:list-item>
                    <text:p>11:21:35</text:p>
                  </text:list-item>
                </text:list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2337">
                <text:p>42340 11:21:45</text:p>
                <text:list>
                  <text:list-item>
                    <text:p/>
                  </text:list-item>
                  <text:list-item>
                    <text:p>11:21:45</text:p>
                  </text:list-item>
                </text:list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2337">
                <text:p>42340 11:21:55</text:p>
                <text:list>
                  <text:list-item>
                    <text:p/>
                  </text:list-item>
                  <text:list-item>
                    <text:p>11:21:55</text:p>
                  </text:list-item>
                </text:list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2337">
                <text:p>42340 11:22:4</text:p>
                <text:list>
                  <text:list-item>
                    <text:p/>
                  </text:list-item>
                  <text:list-item>
                    <text:p>11:22:4</text:p>
                  </text:list-item>
                </text:list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2337">
                <text:p>42340 11:22:14</text:p>
                <text:list>
                  <text:list-item>
                    <text:p/>
                  </text:list-item>
                  <text:list-item>
                    <text:p>11:22:14</text:p>
                  </text:list-item>
                </text:list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2337">
                <text:p>42340 11:22:24</text:p>
                <text:list>
                  <text:list-item>
                    <text:p/>
                  </text:list-item>
                  <text:list-item>
                    <text:p>11:22:24</text:p>
                  </text:list-item>
                </text:list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2337">
                <text:p>42340 11:22:33</text:p>
                <text:list>
                  <text:list-item>
                    <text:p/>
                  </text:list-item>
                  <text:list-item>
                    <text:p>11:22:33</text:p>
                  </text:list-item>
                </text:list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2337">
                <text:p>42340 11:22:43</text:p>
                <text:list>
                  <text:list-item>
                    <text:p/>
                  </text:list-item>
                  <text:list-item>
                    <text:p>11:22:43</text:p>
                  </text:list-item>
                </text:list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2337">
                <text:p>42340 11:22:53</text:p>
                <text:list>
                  <text:list-item>
                    <text:p/>
                  </text:list-item>
                  <text:list-item>
                    <text:p>11:22:53</text:p>
                  </text:list-item>
                </text:list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2337">
                <text:p>42340 11:23:3</text:p>
                <text:list>
                  <text:list-item>
                    <text:p/>
                  </text:list-item>
                  <text:list-item>
                    <text:p>11:23:3</text:p>
                  </text:list-item>
                </text:list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2337">
                <text:p>42340 11:23:12</text:p>
                <text:list>
                  <text:list-item>
                    <text:p/>
                  </text:list-item>
                  <text:list-item>
                    <text:p>11:23:12</text:p>
                  </text:list-item>
                </text:list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2337">
                <text:p>42340 11:23:22</text:p>
                <text:list>
                  <text:list-item>
                    <text:p/>
                  </text:list-item>
                  <text:list-item>
                    <text:p>11:23:22</text:p>
                  </text:list-item>
                </text:list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2337">
                <text:p>42340 11:23:32</text:p>
                <text:list>
                  <text:list-item>
                    <text:p/>
                  </text:list-item>
                  <text:list-item>
                    <text:p>11:23:32</text:p>
                  </text:list-item>
                </text:list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2337">
                <text:p>42340 11:23:41</text:p>
                <text:list>
                  <text:list-item>
                    <text:p/>
                  </text:list-item>
                  <text:list-item>
                    <text:p>11:23:41</text:p>
                  </text:list-item>
                </text:list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2337">
                <text:p>42340 11:23:51</text:p>
                <text:list>
                  <text:list-item>
                    <text:p/>
                  </text:list-item>
                  <text:list-item>
                    <text:p>11:23:51</text:p>
                  </text:list-item>
                </text:list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2337">
                <text:p>42340 11:24:1</text:p>
                <text:list>
                  <text:list-item>
                    <text:p/>
                  </text:list-item>
                  <text:list-item>
                    <text:p>11:24:1</text:p>
                  </text:list-item>
                </text:list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2337">
                <text:p>42340 11:24:11</text:p>
                <text:list>
                  <text:list-item>
                    <text:p/>
                  </text:list-item>
                  <text:list-item>
                    <text:p>11:24:11</text:p>
                  </text:list-item>
                </text:list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2337">
                <text:p>42340 11:24:20</text:p>
                <text:list>
                  <text:list-item>
                    <text:p/>
                  </text:list-item>
                  <text:list-item>
                    <text:p>11:24:20</text:p>
                  </text:list-item>
                </text:list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2337">
                <text:p>42340 11:24:30</text:p>
                <text:list>
                  <text:list-item>
                    <text:p/>
                  </text:list-item>
                  <text:list-item>
                    <text:p>11:24:30</text:p>
                  </text:list-item>
                </text:list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2337">
                <text:p>42340 11:24:40</text:p>
                <text:list>
                  <text:list-item>
                    <text:p/>
                  </text:list-item>
                  <text:list-item>
                    <text:p>11:24:40</text:p>
                  </text:list-item>
                </text:list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2337">
                <text:p>42340 11:24:49</text:p>
                <text:list>
                  <text:list-item>
                    <text:p/>
                  </text:list-item>
                  <text:list-item>
                    <text:p>11:24:49</text:p>
                  </text:list-item>
                </text:list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2337">
                <text:p>42340 11:24:59</text:p>
                <text:list>
                  <text:list-item>
                    <text:p/>
                  </text:list-item>
                  <text:list-item>
                    <text:p>11:24:59</text:p>
                  </text:list-item>
                </text:list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2337">
                <text:p>42340 11:25:9</text:p>
                <text:list>
                  <text:list-item>
                    <text:p/>
                  </text:list-item>
                  <text:list-item>
                    <text:p>11:25:9</text:p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2337">
                <text:p>42340 11:25:19</text:p>
                <text:list>
                  <text:list-item>
                    <text:p/>
                  </text:list-item>
                  <text:list-item>
                    <text:p>11:25:19</text:p>
                  </text:list-item>
                </text:list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2337">
                <text:p>42340 11:25:28</text:p>
                <text:list>
                  <text:list-item>
                    <text:p/>
                  </text:list-item>
                  <text:list-item>
                    <text:p>11:25:28</text:p>
                  </text:list-item>
                </text:list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337">
                <text:p>42340 11:25:38</text:p>
                <text:list>
                  <text:list-item>
                    <text:p/>
                  </text:list-item>
                  <text:list-item>
                    <text:p>11:25:38</text:p>
                  </text:list-item>
                </text:list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337">
                <text:p>42340 11:25:48</text:p>
                <text:list>
                  <text:list-item>
                    <text:p/>
                  </text:list-item>
                  <text:list-item>
                    <text:p>11:25:48</text:p>
                  </text:list-item>
                </text:list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2337">
                <text:p>42340 11:25:58</text:p>
                <text:list>
                  <text:list-item>
                    <text:p/>
                  </text:list-item>
                  <text:list-item>
                    <text:p>11:25:58</text:p>
                  </text:list-item>
                </text:list>
              </table:table-cell>
              <table:table-cell office:value-type="float" office:value="184">
                <text:p>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